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gradient" draw:fill-gradient-name="Radial_20_red_2f_yellow" draw:textarea-horizontal-align="justify" draw:textarea-vertical-align="middle" draw:auto-grow-height="false"/>
    </style:style>
    <style:style style:name="gr2" style:family="graphic" style:parent-style-name="standard">
      <style:graphic-properties draw:fill="gradient" draw:fill-gradient-name="Gray_20_Gradient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ff420e" draw:fill="gradient" draw:fill-gradient-name="Gradient_20_3" draw:textarea-horizontal-align="justify" draw:textarea-vertical-align="middle" draw:auto-grow-height="false"/>
    </style:style>
    <style:style style:name="gr4" style:family="graphic" style:parent-style-name="objectwithoutfill">
      <style:graphic-properties svg:stroke-color="#ff420e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603cm"/>
    </style:style>
    <style:style style:name="gr6" style:family="graphic" style:parent-style-name="standard">
      <style:graphic-properties draw:stroke="none" svg:stroke-color="#000000" draw:fill="none" draw:fill-color="#ffffff" fo:min-height="0.714cm"/>
    </style:style>
    <style:style style:name="gr7" style:family="graphic" style:parent-style-name="standard">
      <style:graphic-properties draw:stroke="none" svg:stroke-color="#000000" draw:fill="none" draw:fill-color="#ffffff" fo:min-height="0.697cm"/>
    </style:style>
    <style:style style:name="gr8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9" style:family="graphic" style:parent-style-name="standard">
      <style:graphic-properties draw:stroke="none" svg:stroke-color="#ff420e" draw:fill="solid" draw:fill-color="#000000" draw:textarea-horizontal-align="justify" draw:textarea-vertical-align="middle" draw:auto-grow-height="false"/>
    </style:style>
    <style:style style:name="gr10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11" style:family="graphic" style:parent-style-name="standard">
      <style:graphic-properties svg:stroke-width="0.1cm" svg:stroke-color="#660066" draw:marker-start-width="0.35cm" draw:marker-end-width="0.35cm" draw:fill="none" draw:textarea-horizontal-align="justify" draw:textarea-vertical-align="middle" draw:auto-grow-height="false" fo:min-height="0cm" fo:min-width="0cm" fo:padding-top="0.175cm" fo:padding-bottom="0.175cm" fo:padding-left="0.3cm" fo:padding-right="0.3cm" fo:wrap-option="no-wrap"/>
    </style:style>
    <style:style style:name="P1" style:family="paragraph"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1" draw:layer="layout" svg:width="1.1cm" svg:height="1.06cm" svg:x="7.5cm" svg:y="2.93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1" draw:layer="layout" svg:width="0.5cm" svg:height="0.481cm" svg:x="10.2cm" svg:y="4.5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1" draw:layer="layout" svg:width="0.5cm" svg:height="0.482cm" svg:x="2cm" svg:y="1.67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4" draw:text-style-name="P1" draw:layer="layout" svg:x1="2.5cm" svg:y1="1.909cm" svg:x2="10.5cm" svg:y2="1.909cm">
          <text:p/>
        </draw:line>
        <draw:line draw:style-name="gr4" draw:text-style-name="P1" draw:layer="layout" svg:x1="8.6cm" svg:y1="3.413cm" svg:x2="10.4cm" svg:y2="3.413cm">
          <text:p/>
        </draw:line>
        <draw:frame draw:style-name="gr5" draw:text-style-name="P2" draw:layer="layout" svg:width="1.2cm" svg:height="0.886cm" svg:x="1.1cm" svg:y="1.487cm">
          <draw:text-box>
            <text:p>星</text:p>
          </draw:text-box>
        </draw:frame>
        <draw:frame draw:style-name="gr6" draw:layer="layout" svg:width="1.8cm" svg:height="0.964cm" svg:x="5.9cm" svg:y="3.124cm">
          <draw:text-box>
            <text:p>太陽</text:p>
          </draw:text-box>
        </draw:frame>
        <draw:frame draw:style-name="gr7" draw:text-style-name="P2" draw:layer="layout" svg:width="9.9cm" svg:height="0.983cm" svg:x="2.3cm" svg:y="1.137cm">
          <draw:text-box>
            <text:p text:style-name="P2"><text:span text:style-name="T1">1. </text:span><text:span text:style-name="T1">何万年前も発生した光</text:span></text:p>
          </draw:text-box>
        </draw:frame>
        <draw:frame draw:style-name="gr7" draw:text-style-name="P2" draw:layer="layout" svg:width="6.8cm" svg:height="0.983cm" svg:x="3.2cm" svg:y="2.161cm">
          <draw:text-box>
            <text:p text:style-name="P2"><text:span text:style-name="T1">2. </text:span><text:span text:style-name="T1">数分前に発生した光</text:span></text:p>
          </draw:text-box>
        </draw:frame>
        <draw:frame draw:style-name="gr6" draw:text-style-name="P2" draw:layer="layout" svg:width="6.8cm" svg:height="0.983cm" svg:x="3.5cm" svg:y="4.762cm">
          <draw:text-box>
            <text:p text:style-name="P2"><text:span text:style-name="T1">3. </text:span><text:span text:style-name="T1">一瞬前に発生した光</text:span></text:p>
          </draw:text-box>
        </draw:frame>
        <draw:custom-shape draw:style-name="gr8" draw:text-style-name="P1" draw:layer="layout" svg:width="3.2cm" svg:height="1.059cm" svg:x="11.2cm" svg:y="3.99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9" draw:text-style-name="P1" draw:layer="layout" svg:width="0.6cm" svg:height="1.059cm" svg:x="12.5cm" svg:y="3.99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10" draw:text-style-name="P1" draw:layer="layout" svg:x1="10.7cm" svg:y1="4.858cm" svg:x2="11.3cm" svg:y2="4.762cm">
          <text:p/>
        </draw:line>
        <draw:line draw:style-name="gr10" draw:text-style-name="P1" draw:layer="layout" svg:x1="10.4cm" svg:y1="3.413cm" svg:x2="11.3cm" svg:y2="3.606cm">
          <text:p/>
        </draw:line>
        <draw:line draw:style-name="gr10" draw:text-style-name="P1" draw:layer="layout" svg:x1="10.5cm" svg:y1="1.872cm" svg:x2="11.9cm" svg:y2="3.702cm">
          <text:p/>
        </draw:line>
        <draw:frame draw:style-name="gr6" draw:layer="layout" svg:width="1.2cm" svg:height="0.964cm" svg:x="13.3cm" svg:y="3.124cm">
          <draw:text-box>
            <text:p>目</text:p>
          </draw:text-box>
        </draw:frame>
        <draw:custom-shape draw:style-name="gr11" draw:text-style-name="P1" draw:layer="layout" svg:width="3.6cm" svg:height="0.963cm" svg:x="10.9cm" svg:y="5.437cm">
          <text:p text:style-name="P1"><text:span text:style-name="T1">「今」</text:span>見た！</text:p>
          <draw:enhanced-geometry svg:viewBox="0 0 21600 21600" draw:text-areas="800 800 20800 20800" draw:mirror-horizontal="false" draw:mirror-vertical="false" draw:type="round-rectangular-callout" draw:modifiers="15403.7211885587 -1792.5311203319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draw:gradient draw:name="Gradient_20_3" draw:display-name="Gradient 3" draw:style="radial" draw:cx="30%" draw:cy="30%" draw:start-color="#800000" draw:end-color="#ffff00" draw:start-intensity="100%" draw:end-intensity="100%" draw:border="20%"/>
    <draw:gradient draw:name="Gray_20_Gradient" draw:display-name="Gray Gradient" draw:style="radial" draw:cx="0%" draw:cy="0%" draw:start-color="#00cccc" draw:end-color="#99ffff" draw:start-intensity="100%" draw:end-intensity="100%" draw:border="0%"/>
    <draw:gradient draw:name="Radial_20_red_2f_yellow" draw:display-name="Radial red/yellow" draw:style="radial" draw:cx="50%" draw:cy="50%" draw:start-color="#ff3333" draw:end-color="#e6ff00" draw:start-intensity="100%" draw:end-intensity="100%" draw:border="0%"/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ＭＳ Ｐ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1-19T04:44:23.989000000</meta:creation-date>
    <dc:date>2014-01-19T05:10:30.409000000</dc:date>
    <meta:editing-duration>PT19M44S</meta:editing-duration>
    <meta:editing-cycles>8</meta:editing-cycles>
    <meta:generator>LibreOffice/4.1.4.2$Windows_x86 LibreOffice_project/0a0440ccc0227ad9829de5f46be37cfb6edcf72</meta:generator>
    <meta:document-statistic meta:object-count="17"/>
  </office:meta>
</office:document-meta>
</file>